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list-style-name="L1">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3‑3‑3 — Elementos necesarios para resolver un problema</text:span></text:h>
      <text:h text:style-name="Heading_20_3" text:outline-level="3"><text:span text:style-name="Strong_20_Emphasis">3‑3‑3‑1 — Los datos</text:span></text:h>
      <text:p text:style-name="Text_20_body">Para que un sistema pueda resolver un problema, lo primero que necesita es <text:span text:style-name="Strong_20_Emphasis">información</text:span>. Los datos son la descripción del contexto en el que el problema existe: el universo dentro del cual se desarrolla el proceso. Sin datos no hay problema, y sin una representación clara de esos datos no hay forma de avanzar hacia una solución.</text:p>
      <text:p text:style-name="Text_20_body">En nuestro caso, el universo del problema es extremadamente simple: un juego de mesa compuesto por un tablero cuadriculado de ocho por ocho casillas y una única ficha que se desplaza sobre él. No hay más elementos, no hay reglas ocultas, no hay condiciones externas. Todo lo que existe para este experimento está contenido dentro de ese tablero. Por lo tanto, los datos necesarios para describir el problema son muy pocos y muy precisos.</text:p>
      <text:h text:style-name="Heading_20_3" text:outline-level="3"><text:span text:style-name="Strong_20_Emphasis">El estado del proceso</text:span></text:h>
      <text:p text:style-name="Text_20_body">Para entender qué datos necesitamos, debemos introducir un concepto fundamental: <text:span text:style-name="Strong_20_Emphasis">el estado del proceso</text:span>. Un estado es una fotografía completa del sistema en un instante determinado. Describe todo lo que necesitamos saber para continuar el proceso sin perder información.</text:p>
      <text:p text:style-name="Text_20_body">En el juego del Laberinto, cada vez que la ficha se mueve, el sistema cambia de estado. Una partida completa no es más que una secuencia de estados encadenados: estado inicial, estados intermedios y estado final. Si queremos que nuestro modelo pueda analizar, reproducir o evaluar el proceso, necesitamos una forma de representar cada uno de esos estados de manera precisa.</text:p>
      <text:h text:style-name="Heading_20_3" text:outline-level="3"><text:span text:style-name="Strong_20_Emphasis">Qué datos definen un estado</text:span></text:h>
      <text:p text:style-name="Text_20_body">En este experimento, un estado del juego queda completamente definido por dos elementos:</text:p>
      <text:list xml:id="list4149769926" text:style-name="L1">
        <text:list-item>
          <text:p text:style-name="P3"><text:span text:style-name="Strong_20_Emphasis">La posición actual de la ficha</text:span><text:line-break/>Es la casilla en la que se encuentra la ficha en este momento.<text:line-break/>Por ejemplo:</text:p>
          <text:p text:style-name="P2"><text:span text:style-name="Source_20_Text">posicion = 'C2'</text:span></text:p>
        </text:list-item>
        <text:list-item>
          <text:p text:style-name="P3"><text:span text:style-name="Strong_20_Emphasis">El camino recorrido hasta ahora</text:span><text:line-break/>Es la secuencia de movimientos que ha realizado la ficha desde el inicio de la partida.<text:line-break/>Por ejemplo:</text:p>
          <text:p text:style-name="P2"><text:span text:style-name="Source_20_Text">camino_recorrido = 'A1-A2-B2'</text:span></text:p>
        </text:list-item>
      </text:list>
      <text:p text:style-name="Text_20_body">Con esta información podemos detener la partida en cualquier momento y retomarla más tarde sin perder nada. No necesitamos recordar el tablero completo, porque está vacío; no necesitamos almacenar reglas adicionales, porque ya están definidas; no necesitamos más datos que estos dos para reconstruir el estado exacto del proceso.</text:p>
      <text:h text:style-name="Heading_20_3" text:outline-level="3"><text:soft-page-break/><text:span text:style-name="Strong_20_Emphasis">Por qué estos datos son suficientes</text:span></text:h>
      <text:p text:style-name="Text_20_body">En un sistema más complejo, los datos podrían incluir muchos otros elementos: obstáculos, múltiples fichas, condiciones especiales, recursos, objetivos secundarios, etc. Pero en este experimento buscamos la máxima claridad. Queremos observar cómo funciona el modelo lógico sin distracciones. Por eso hemos reducido el universo del problema a lo esencial.</text:p>
      <text:p text:style-name="Text_20_body">La posición actual nos dice <text:span text:style-name="Strong_20_Emphasis">dónde estamos</text:span>.<text:line-break/>El camino recorrido nos dice <text:span text:style-name="Strong_20_Emphasis">cómo hemos llegado hasta aquí</text:span>.</text:p>
      <text:p text:style-name="Text_20_body">Con estos dos elementos podemos:</text:p>
      <text:list xml:id="list3522968297" text:style-name="L2">
        <text:list-item>
          <text:p text:style-name="P5">reconstruir cualquier estado del proceso, </text:p>
        </text:list-item>
        <text:list-item>
          <text:p text:style-name="P5">evaluar si un movimiento es válido, </text:p>
        </text:list-item>
        <text:list-item>
          <text:p text:style-name="P5">generar los estados siguientes, </text:p>
        </text:list-item>
        <text:list-item>
          <text:p text:style-name="P4">y determinar si hemos alcanzado la solución. </text:p>
        </text:list-item>
      </text:list>
      <text:p text:style-name="Text_20_body">No hace falta nada más.</text:p>
      <text:h text:style-name="Heading_20_3" text:outline-level="3"><text:span text:style-name="Strong_20_Emphasis">Representación de los datos</text:span></text:h>
      <text:p text:style-name="Text_20_body">Para mantener la claridad y facilitar la implementación, utilizaremos una estructura simple para almacenar los datos de cada estado. Por ejemplo:</text:p>
      <text:p text:style-name="Preformatted_20_Text"><text:span text:style-name="Source_20_Text">DATOS {</text:span></text:p>
      <text:p text:style-name="Preformatted_20_Text"><text:span text:style-name="Source_20_Text"><text:s text:c="4"/>posicion = 'C2';</text:span></text:p>
      <text:p text:style-name="Preformatted_20_Text"><text:span text:style-name="Source_20_Text"><text:s text:c="4"/>camino_recorrido = 'A1-A2-B2';</text:span></text:p>
      <text:p text:style-name="P1"><text:span text:style-name="Source_20_Text">}</text:span></text:p>
      <text:p text:style-name="Text_20_body">Esta estructura es suficiente para que el sistema pueda trabajar con el estado actual, generar nuevos estados y evaluar el progreso hacia la solución.</text:p>
      <text:h text:style-name="Heading_20_3" text:outline-level="3"><text:span text:style-name="Strong_20_Emphasis">El papel de los datos en el modelo</text:span></text:h>
      <text:p text:style-name="Text_20_body">En esta sección solo estamos definiendo <text:span text:style-name="Strong_20_Emphasis">qué datos necesitamos</text:span>. Más adelante veremos cómo estos datos se integran con los otros elementos del sistema: el método, la memoria y el procesador. Allí explicaremos cómo se transforman, cómo se almacenan y cómo se utilizan para avanzar en la resolución del problema.</text:p>
      <text:p text:style-name="Text_20_body">Por ahora, lo importante es comprender que los datos son la base de todo el proceso. Son la materia prima sobre la que operará el sistema. Sin una representación clara del estado, no hay forma de aplicar un método, ni de almacenar información, ni de ejecutar un proceso lógico coherente.</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17:12:53.773000000</meta:creation-date>
    <dc:date>2026-02-22T11:08:28.676000000</dc:date>
    <meta:editing-duration>PT4M35S</meta:editing-duration>
    <meta:editing-cycles>2</meta:editing-cycles>
    <meta:generator>LibreOffice/7.3.5.2$Windows_X86_64 LibreOffice_project/184fe81b8c8c30d8b5082578aee2fed2ea847c01</meta:generator>
    <meta:document-statistic meta:table-count="0" meta:image-count="0" meta:object-count="0" meta:page-count="2" meta:paragraph-count="33" meta:word-count="637" meta:character-count="3950" meta:non-whitespace-character-count="3338"/>
  </office:meta>
</office:document-meta>
</file>